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80b3" officeooo:paragraph-rsid="001880b3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880b3" officeooo:paragraph-rsid="001880b3"/>
    </style:style>
    <style:style style:name="P3" style:family="paragraph" style:parent-style-name="Standard">
      <style:text-properties fo:font-size="12pt" fo:font-weight="normal" officeooo:rsid="001880b3" officeooo:paragraph-rsid="001880b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Victor )</text:p>
      <text:p text:style-name="P2"/>
      <text:p text:style-name="P1">— Docker —</text:p>
      <text:p text:style-name="P1"/>
      <text:p text:style-name="P3">→ <text:span text:style-name="T1">Docker</text:span> is a <text:span text:style-name="T1">Containerization platform</text:span> which packages your application and all its dependencies together in the form of <text:span text:style-name="T1">Containers</text:span> so as to ensure that your app works seamlessly in any environment be it Development or Test or Production.</text:p>
      <text:p text:style-name="P3"/>
      <text:p text:style-name="P3">→ Docker is a <text:span text:style-name="T1">Software Developpment Platform</text:span> (March 2013) : make it easy to develop and deploi apps with « packages virtual containerized environment »</text:p>
      <text:p text:style-name="P3"/>
      <text:p text:style-name="P3">→ Docker is designed to benefit <text:span text:style-name="T1">Developpers</text:span> and <text:span text:style-name="T1">System Administrators</text:span> :</text:p>
      <text:p text:style-name="P3"><text:tab/>- <text:span text:style-name="T1">Developpers</text:span> can write code without worrying about the testing/production environment</text:p>
      <text:p text:style-name="P3"><text:tab/>- <text:span text:style-name="T1">System Administrators</text:span> need not worry about infrastructure as Docker can easily scale up/scale down the number of system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3:15.081030574</meta:creation-date>
    <dc:date>2019-02-01T11:42:43.396651571</dc:date>
    <meta:editing-duration>PT9M28S</meta:editing-duration>
    <meta:editing-cycles>1</meta:editing-cycles>
    <meta:document-statistic meta:table-count="0" meta:image-count="0" meta:object-count="0" meta:page-count="1" meta:paragraph-count="7" meta:word-count="109" meta:character-count="691" meta:non-whitespace-character-count="585"/>
    <meta:generator>LibreOffice/6.0.7.3$Linux_X86_64 LibreOffice_project/00m0$Build-3</meta:generator>
  </office:meta>
</office:document-meta>
</file>